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Fet" svg:font-family="'Arial Fet'" style:font-family-generic="swiss"/>
    <style:font-face style:name="Arial1" svg:font-family="Arial" style:font-family-generic="swiss" style:font-pitch="variable"/>
    <style:font-face style:name="Arial2" svg:font-family="Arial" style:font-family-generic="system" style:font-pitch="variable"/>
    <style:font-face style:name="Calibri Light" svg:font-family="'Calibri Light'"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2" style:list-style-name="">
      <style:paragraph-properties fo:margin-left="0.4in" fo:margin-right="0in" fo:text-indent="-0.4in" style:auto-text-indent="false"/>
    </style:style>
    <style:style style:name="P2" style:family="paragraph" style:parent-style-name="Standard">
      <style:text-properties style:font-name="Arial Fet" fo:font-size="18pt" fo:font-weight="bold" style:font-size-asian="18pt" style:font-weight-asian="bold" style:font-name-complex="Arial1"/>
    </style:style>
    <style:style style:name="P3"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 Fet" fo:font-size="14pt" fo:font-weight="bold" style:font-size-asian="14pt" style:font-weight-asian="bold" style:font-name-complex="Arial1"/>
    </style:style>
    <style:style style:name="P4" style:family="paragraph" style:parent-style-name="Standard">
      <style:text-properties style:font-name="Arial1" fo:font-size="14pt" fo:font-weight="bold" style:font-size-asian="14pt" style:font-weight-asian="bold" style:font-name-complex="Arial1"/>
    </style:style>
    <style:style style:name="P5"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fo:font-weight="bold" style:font-size-asian="14pt" style:font-weight-asian="bold" style:font-name-complex="Arial1"/>
    </style:style>
    <style:style style:name="P6" style:family="paragraph" style:parent-style-name="Standard">
      <style:text-properties style:font-name="Arial1" fo:font-size="14pt" style:font-size-asian="14pt" style:font-name-complex="Arial1"/>
    </style:style>
    <style:style style:name="P7"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style:font-size-asian="14pt" style:font-name-complex="Arial1"/>
    </style:style>
    <style:style style:name="P8" style:family="paragraph" style:parent-style-name="Standard" style:list-style-name="WW8Num2">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style:font-size-asian="14pt" style:font-name-complex="Arial1"/>
    </style:style>
    <style:style style:name="P9" style:family="paragraph" style:parent-style-name="Standard">
      <style:paragraph-properties fo:margin-left="0.5in" fo:margin-right="0in" style:line-height-at-least="0.1665in" fo:text-indent="0in" style:auto-text-indent="false">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style:font-size-asian="14pt" style:font-name-complex="Arial1"/>
    </style:style>
    <style:style style:name="P10" style:family="paragraph" style:parent-style-name="Standard">
      <style:text-properties style:font-name="Arial1" fo:font-size="14pt" style:font-size-asian="14pt" style:font-name-complex="Arial1" style:font-size-complex="14pt"/>
    </style:style>
    <style:style style:name="P11" style:family="paragraph" style:parent-style-name="Standard" style:list-style-name="WW8Num3">
      <style:paragraph-properties fo:margin-left="0.5909in" fo:margin-right="0in" fo:hyphenation-ladder-count="no-limit" fo:text-indent="-0.2953in" style:auto-text-indent="false"/>
      <style:text-properties style:font-name="Arial1" fo:font-size="14pt" style:font-size-asian="14pt" style:font-name-complex="Arial1" style:font-size-complex="14pt"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style:tab-stops>
          <style:tab-stop style:position="3.0555in"/>
        </style:tab-stops>
      </style:paragraph-properties>
      <style:text-properties style:font-name="Arial1" fo:font-size="14pt" style:font-size-asian="14pt" style:font-name-complex="Arial1" style:font-size-complex="14pt"/>
    </style:style>
    <style:style style:name="P13" style:family="paragraph" style:parent-style-name="Standard">
      <style:text-properties style:font-name="Arial1" fo:font-size="14pt" style:font-name-asian="Arial1" style:font-size-asian="14pt" style:font-name-complex="Arial1" style:font-size-complex="14pt"/>
    </style:style>
    <style:style style:name="P14" style:family="paragraph" style:parent-style-name="Standard">
      <style:text-properties style:font-name="Arial1" fo:font-size="14pt" style:font-name-asian="Arial1" style:font-size-asian="14pt" style:font-name-complex="Arial1"/>
    </style:style>
    <style:style style:name="P15" style:family="paragraph" style:parent-style-name="Standard">
      <style:text-properties style:font-name="Arial1" fo:font-size="14pt" fo:letter-spacing="-0.002in" style:font-size-asian="14pt" style:font-name-complex="Arial1" style:font-size-complex="14pt"/>
    </style:style>
    <style:style style:name="P16"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style>
    <style:style style:name="P17" style:family="paragraph" style:parent-style-name="Standard" style:list-style-name="WW8Num2">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style>
    <style:style style:name="P18" style:family="paragraph" style:parent-style-name="Standard" style:list-style-name="WW8Num3">
      <style:paragraph-properties fo:margin-left="0.5909in" fo:margin-right="0in" fo:hyphenation-ladder-count="no-limit" fo:text-indent="-0.2953in" style:auto-text-indent="false"/>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style:text-properties style:font-name="Arial1" fo:font-size="14pt" fo:letter-spacing="-0.002in" style:font-size-asian="14pt" style:font-name-complex="Arial1" style:font-size-complex="16pt"/>
    </style:style>
    <style:style style:name="T1" style:family="text">
      <style:text-properties fo:font-weight="bold" style:font-weight-asian="bold"/>
    </style:style>
    <style:style style:name="T2" style:family="text">
      <style:text-properties style:font-name="Arial Fet" fo:font-size="18pt" fo:font-weight="bold" style:font-size-asian="18pt" style:font-weight-asian="bold" style:font-name-complex="Arial1"/>
    </style:style>
    <style:style style:name="T3" style:family="text">
      <style:text-properties style:font-name="Arial Fet" fo:font-size="16pt" fo:font-weight="bold" style:font-size-asian="16pt" style:font-weight-asian="bold" style:font-name-complex="Arial1"/>
    </style:style>
    <style:style style:name="T4" style:family="text">
      <style:text-properties style:font-name="Arial Fet" fo:font-size="16pt" fo:font-weight="bold" style:font-size-asian="16pt" style:font-weight-asian="bold" style:font-name-complex="Arial Fet"/>
    </style:style>
    <style:style style:name="T5" style:family="text">
      <style:text-properties style:font-name="Arial Fet" style:font-name-complex="Arial Fet"/>
    </style:style>
    <style:style style:name="T6" style:family="text">
      <style:text-properties style:font-name="Arial Fet" fo:font-size="14pt" style:font-size-asian="14pt" style:font-name-complex="Arial Fet"/>
    </style:style>
    <style:style style:name="T7" style:family="text">
      <style:text-properties style:font-name="Arial Fet" fo:font-size="14pt" fo:font-weight="bold" style:font-size-asian="14pt" style:font-weight-asian="bold" style:font-name-complex="Arial Fet"/>
    </style:style>
    <style:style style:name="T8" style:family="text">
      <style:text-properties style:font-name="Arial Fet" fo:font-size="14pt" fo:font-weight="bold" style:font-size-asian="14pt" style:font-weight-asian="bold" style:font-name-complex="Arial1"/>
    </style:style>
    <style:style style:name="T9" style:family="text">
      <style:text-properties style:font-name="Arial1" fo:font-size="14pt" style:font-size-asian="14pt" style:font-name-complex="Arial1"/>
    </style:style>
    <style:style style:name="T10" style:family="text">
      <style:text-properties style:font-name="Arial1" fo:font-size="14pt" style:font-size-asian="14pt" style:font-name-complex="Arial1" style:font-style-complex="italic" style:font-weight-complex="bold"/>
    </style:style>
    <style:style style:name="T11" style:family="text">
      <style:text-properties style:font-name="Arial1" fo:font-size="14pt" style:font-size-asian="14pt" style:font-name-complex="Arial1" style:font-size-complex="14pt"/>
    </style:style>
    <style:style style:name="T12" style:family="text">
      <style:text-properties style:font-name="Arial1" fo:font-size="14pt" fo:letter-spacing="-0.002in" style:font-size-asian="14pt" style:font-name-complex="Arial1" style:font-size-complex="16pt"/>
    </style:style>
    <style:style style:name="T13" style:family="text">
      <style:text-properties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veriges Synskadades Schackförbund</text:p>
      <text:p text:style-name="P2">Org.nr 802014-5184</text:p>
      <text:p text:style-name="P2"/>
      <text:p text:style-name="P2"/>
      <text:p text:style-name="P2">STADGAR<text:span text:style-name="T2"/></text:p>
      <text:p text:style-name="P2"/>
      <text:p text:style-name="P2">Antagna vid årsmötet 2023-03-24</text:p>
      <text:p text:style-name="P4"/>
      <text:p text:style-name="P6"/>
      <text:p text:style-name="P6"/>
      <text:p text:style-name="Standard"><text:span text:style-name="T3">§ 1 Namn och ändamål</text:span></text:p>
      <text:p text:style-name="P4"/>
      <text:p text:style-name="Standard"><text:span text:style-name="T9">Sveriges Synskadades Schackförbund är en sammanslutning av schackintresserade synskadade i Sverige. Förbundet räknar sitt ursprung från De Blindas Korrespondensschackklubb som bildades den 15 september 1946, och som sedermera bytte namn till Sveriges Synskadades Schackklubb. Ombildningen till förbund skedde den 1 januari 1991. Förbundet är anslutet till Sveriges Schackförbund.</text:span></text:p>
      <text:p text:style-name="P6"/>
      <text:p text:style-name="Standard"><text:span text:style-name="T9">Förbundet har till ändamål:</text:span></text:p>
      <text:p text:style-name="P16"><text:span text:style-name="T9">- Att sprida och stimulera intresset för schack bland synskadade.</text:span></text:p>
      <text:p text:style-name="P7">- Att bereda medlemmarna tillfälle att dryfta frågor angående schack.</text:p>
      <text:p text:style-name="P16"><text:span text:style-name="T9">- Att utåt tillvarata de schackintresserade synskadades intressen, och därvid verka för tillgång till anpassade spel och klockor samt skrivet material i tryckt eller elektronisk form.</text:span></text:p>
      <text:p text:style-name="P7">- Att varje år anordna ett svenskt mästerskap (SM) i schack för synskadade.</text:p>
      <text:p text:style-name="P16"><text:span text:style-name="T9">- Att även i övrigt anordna och stödja såväl tävlingar som träning i schack för synskadade, och att därvid särskilt stödja synskadade barn</text:span><text:span text:style-name="T10">s</text:span><text:span text:style-name="T9"> och ungdomars utveckling och utbildning.</text:span></text:p>
      <text:p text:style-name="P16"><text:span text:style-name="T9">- Att stimulera medlemmarna att deltaga i schackverk­samhet bland seende.</text:span></text:p>
      <text:p text:style-name="P7">- Att stötta förbundets lokala klubbar samt sti­mulera bildandet av nya klubbar.</text:p>
      <text:p text:style-name="P16"><text:span text:style-name="T9">- Att hålla kontakt med synskadades internationella s­chackverksamhet samt ansvara för det svenska landslaget.</text:span></text:p>
      <text:p text:style-name="P7"/>
      <text:p text:style-name="P16"><text:span text:style-name="T3">§ 2 Organisation</text:span></text:p>
      <text:p text:style-name="P5"/>
      <text:p text:style-name="Standard"><text:span text:style-name="T11">Sveriges Synskadades Schackförbund anslöts som branschförening inom Synskadades Riksförbund, SRF, år 2013.</text:span></text:p>
      <text:p text:style-name="P10"/>
      <text:p text:style-name="Standard"><text:soft-page-break/><text:span text:style-name="T11">Synskadades Riksförbund, SRF, är en organisation som präglas av öppenhet och demokrati, där alla medlemmar kan göra sin röst hörd och allas synpunkter är välkomna.</text:span></text:p>
      <text:p text:style-name="P10"/>
      <text:p text:style-name="P10">För att stärka demokratin är följande principer vägledande inom hela organisationen:<text:span text:style-name="T11"/></text:p>
      <text:p text:style-name="P10"/>
      <text:p text:style-name="Standard"><text:span text:style-name="T11">SRF eftersträvar jämställdhet mellan könen. Därför arbetar vi för en jämn könsfördelning i våra beslutande organ.</text:span></text:p>
      <text:p text:style-name="P10"/>
      <text:p text:style-name="P10">Arvode för förtroendevald kan förekomma om arvodet fastställts av respektive organisationsleds högsta beslutande organ.<text:span text:style-name="T11"/></text:p>
      <text:p text:style-name="P10"/>
      <text:p text:style-name="Standard"><text:span text:style-name="T11">Det är nödvändigt att vi inom SRF ger ut vår information i för synskadade läsbar form, så att alla kan ta del av den.</text:span></text:p>
      <text:p text:style-name="P10"/>
      <text:p text:style-name="Standard"><text:span text:style-name="T11">Alla medlemmar är anslutna till Synskadades Riksförbund, SRF. Medlemmarna väljer själva genom sin medlemsavgift vilken/vilka lokalföreningar, distrikt och/eller branschföreningar medlemskapet ska tillhöra.</text:span></text:p>
      <text:p text:style-name="P10"/>
      <text:p text:style-name="Standard"><text:span text:style-name="T9">Med barn menar vi i dessa stadgar barn och ungdomar som ej har fyllt 18 år.</text:span></text:p>
      <text:p text:style-name="P10"/>
      <text:p text:style-name="P10">SRF är en treplansorganisation med lokalföreningar, distrikt och riksförbund. Nationella branschföreningar av synskadade är anslutna till riksförbundet.<text:span text:style-name="T11"/></text:p>
      <text:p text:style-name="P10"/>
      <text:p text:style-name="Standard"><text:span text:style-name="T11">Branschföreningens medlemmar ska sympatisera med SRF:s arbete och värderingar. Branschförening som bryter mot stadgarna, eller inte uppfyller sina skyldigheter gentemot riksförbundet, eller som har färre än femton synskadade medlemmar, kan av riksförbundets styrelse varnas eller uteslutas.</text:span></text:p>
      <text:p text:style-name="P10"/>
      <text:p text:style-name="Standard"><text:span text:style-name="T11">Riksförbundet, distrikten, lokalföreningarna och branschföreningarna inom Synskadades Riksförbund har inget ansvar för varandras avtal och andra åtaganden.</text:span></text:p>
      <text:p text:style-name="P10"/>
      <text:p text:style-name="Standard"><text:span text:style-name="T11">Riksförbundets, distriktens, lokalföreningarnas och branschföreningarnas verksamhetsår är kalenderår.</text:span></text:p>
      <text:p text:style-name="P10"/>
      <text:p text:style-name="Standard"><text:span text:style-name="T11">Branschföreningens stadgar ska innehålla paragrafer enligt bilaga 3 i riksförbundets stadgar. Branschföreningen beslutar själv om ytterligare paragrafer eller tilläggsmoment i de obligatoriska paragraferna.</text:span></text:p>
      <text:p text:style-name="P10"/>
      <text:h text:style-name="Heading_20_1" text:outline-level="1"><text:soft-page-break/><text:span text:style-name="T5">§ 3 Medlemskap </text:span></text:h>
      <text:p text:style-name="P10"/>
      <text:h text:style-name="P1" text:outline-level="2"><text:span text:style-name="T6">Moment 1: Synskadad medlem</text:span></text:h>
      <text:p text:style-name="Standard"><text:span text:style-name="T11">Synskadad medlem har så nedsatt synförmåga efter korrektion, att det är svårt eller omöjligt </text:span></text:p>
      <text:list text:style-name="WW8Num3">
        <text:list-item>
          <text:list>
            <text:list-item>
              <text:p text:style-name="P11">att läsa vanlig skrift eller<text:span text:style-name="T11"/></text:p>
            </text:list-item>
            <text:list-item>
              <text:p text:style-name="P11">att orientera sig med hjälp av synen eller <text:span text:style-name="T11"/></text:p>
            </text:list-item>
            <text:list-item>
              <text:p text:style-name="P18"><text:span text:style-name="T11">har andra väsentliga svårigheter i den dagliga livsföringen på grund av synnedsättningen.</text:span><text:span text:style-name="T11"/></text:p>
            </text:list-item>
          </text:list>
        </text:list-item>
      </text:list>
      <text:p text:style-name="P10"/>
      <text:h text:style-name="P1" text:outline-level="2"><text:bookmark text:name="_Mom_2:_Vårdnadshavare_3"/><text:span text:style-name="T6">Moment 2: Vårdnadshavare till synskadat barn </text:span><text:span text:style-name="T11"/></text:h>
      <text:p text:style-name="Standard"><text:span text:style-name="T11">Stödjande medlem, som är vårdnadshavare till barn som är synskadad medlem enligt § 3 mom 1, utgör en egen medlemskategori. När barnet fyllt 18 år övergår vårdnadshavaren till att bli stödjande medlem enligt § 3 mom 3.</text:span><text:span text:style-name="T11"/></text:p>
      <text:p text:style-name="P10"/>
      <text:h text:style-name="P1" text:outline-level="2"><text:bookmark text:name="_Mom_3:_Stödjande_1"/><text:span text:style-name="T6">Moment 3: Stödjande medlem</text:span><text:span text:style-name="T11"/></text:h>
      <text:p text:style-name="Standard"><text:span text:style-name="T11">Stödjande medlem ska sympatisera med SRF:s arbete och värderingar. Stödjande medlem äger ej rösträtt förutom i styrelse där hon eller han är ledamot.</text:span><text:span text:style-name="T11"/></text:p>
      <text:p text:style-name="P10"/>
      <text:h text:style-name="P1" text:outline-level="2"><text:span text:style-name="T6">Moment 4: Familjemedlemskap</text:span><text:span text:style-name="T11"/></text:h>
      <text:p text:style-name="Standard"><text:span text:style-name="T9">Familjemedlemskap kan erhållas av barnfamiljer där minst en person är synskadad.</text:span><text:span text:style-name="T11"/></text:p>
      <text:p text:style-name="P6"/>
      <text:h text:style-name="P1" text:outline-level="2"><text:span text:style-name="T6">Moment 5: Annan medlemskategori</text:span><text:span text:style-name="T11"/></text:h>
      <text:p text:style-name="Standard"><text:span text:style-name="T9">Branschföreningen kan ansöka hos Synskadades Riksförbunds styrelse att ha ytterligare någon medlemskategori. Denna ansökan behandlas av riksförbundets styrelse. Om annan medlemskategori godkänts ska den anges i ett ytterligare moment i denna paragraf.</text:span><text:span text:style-name="T11"/></text:p>
      <text:p text:style-name="P6"/>
      <text:p text:style-name="Standard"><text:span text:style-name="T9">Tillstånd att ha annan medlemskategori gäller tillsvidare. Förbundsstyrelsen kan dock besluta att återta sådant tillstånd. Medlemskategorin upphör då vid närmsta årsskifte efter att föreningen haft sitt nästa ordinarie årsmöte.</text:span><text:span text:style-name="T11"/></text:p>
      <text:p text:style-name="P6"/>
      <text:h text:style-name="P1" text:outline-level="2"><text:span text:style-name="T6">Moment 6: Medlemsavgift</text:span><text:span text:style-name="T11"/></text:h>
      <text:p text:style-name="P10">Alla medlemmar ska varje år betala fastställd medlemsavgift.<text:span text:style-name="T11"/></text:p>
      <text:p text:style-name="P10"/>
      <text:h text:style-name="P1" text:outline-level="2"><text:span text:style-name="T6">Moment 7: Uteslutning</text:span><text:span text:style-name="T11"/></text:h>
      <text:p text:style-name="Standard"><text:span text:style-name="T11">Medlem som bryter mot stadgarna eller på annat sätt uppenbarligen skadar organisationen kan varnas och uteslutas. Beslut om uteslutning fattas av riksförbundets styrelse på förslag av berörd lokalförening, distrikt eller </text:span><text:soft-page-break/><text:span text:style-name="T11">branschförening. </text:span><text:span text:style-name="T9">Av beslutet ska framgå under hur lång tid uteslutningen gäller.</text:span><text:span text:style-name="T11"/></text:p>
      <text:p text:style-name="P6"/>
      <text:p text:style-name="Standard"><text:span text:style-name="T9">Medlem som uteslutits kan söka nytt medlemskap när tiden för uteslutningen upphört att gälla. Sådan ansökan ska beskriva i vilken/vilka lokalföreningar, distrikt och/eller branschföreningar som medlemskap söks. Ansökan prövas av riksförbundets styrelse efter att ha inhämtat yttrande från den förening/det distrikt som ansökan avser.</text:span><text:span text:style-name="T11"/></text:p>
      <text:p text:style-name="P6"/>
      <text:p text:style-name="Standard"><text:span text:style-name="T7">Moment 8: Medlemskategorier</text:span><text:span text:style-name="T11"/></text:p>
      <text:p text:style-name="Standard"><text:span text:style-name="T9">Medlem kan vara ansluten till lokal klubb eller direktansluten till förbundet. Förbundets årsmöte kan besluta om särskild medlemsavgift för ungdomar.</text:span><text:span text:style-name="T11"/></text:p>
      <text:p text:style-name="Standard"><text:span text:style-name="T9">De lokala klubbarna beslutar själva om sin medlemsavgift.</text:span><text:span text:style-name="T11"/></text:p>
      <text:p text:style-name="P6"/>
      <text:p text:style-name="Standard"><text:span text:style-name="T4">§ 4 Lokala klubbar</text:span><text:span text:style-name="T11"/></text:p>
      <text:p text:style-name="P4"/>
      <text:p text:style-name="Standard"><text:span text:style-name="T9">En lokal klubb för synskadeschack bör anslutas till förbundet. Beslut om anslutning eller uteslutning fattas av styrelsen för Sveriges Synskadades Schackförbund. Klubben har egen styrelse och verksamhet.</text:span><text:span text:style-name="T11"/></text:p>
      <text:p text:style-name="P6"/>
      <text:p text:style-name="Standard"><text:span text:style-name="T9">Medlem i lokal klubb är också medlem i Sveriges Synskadades Schackförbund med de rättigheter och skyldigheter som följer av detta.</text:span><text:span text:style-name="T11"/></text:p>
      <text:p text:style-name="P6"/>
      <text:p text:style-name="Standard"><text:span text:style-name="T9">Sveriges Synskadades Schackförbund och de lokala klubbarna </text:span><text:span text:style-name="T11">har inget ansvar för varandras avtal och andra åtaganden.</text:span><text:span text:style-name="T11"/></text:p>
      <text:p text:style-name="P10"/>
      <text:p text:style-name="Standard"><text:span text:style-name="T11">Klubbarna ska erlägga en årsavgift till förbundet vars storlek beslutas av förbundets årsmöte.</text:span><text:span text:style-name="T11"/></text:p>
      <text:p text:style-name="P6"/>
      <text:h text:style-name="Heading_20_1" text:outline-level="1"><text:span text:style-name="T6">§ 5 Branschföreningens skyldigheter </text:span><text:span text:style-name="T11"/></text:h>
      <text:p text:style-name="P10"/>
      <text:p text:style-name="Standard"><text:span text:style-name="T11">Föreningen ska senast den 15 maj varje år skicka verksamhetsberättelse, årsbokslut med resultat- och balansräkning samt revisionsberättelse för närmast föregående år till Synskadades Riksförbund.</text:span><text:span text:style-name="T11"/></text:p>
      <text:p text:style-name="P10"/>
      <text:p text:style-name="Standard"><text:span text:style-name="T11">Föreningen ska rapportera förändringar i styrelsens sammansättning till riksförbundet.</text:span><text:span text:style-name="T11"/></text:p>
      <text:p text:style-name="P10"/>
      <text:p text:style-name="P10">När branschföreningens stadgar ändrats, ska de skickas till riksförbundet.<text:span text:style-name="T11"/></text:p>
      <text:p text:style-name="P10"/>
      <text:p text:style-name="Standard"><text:soft-page-break/><text:span text:style-name="T11">Föreningen ska vara ansluten till organisationens gemensamma medlemsregister och ansvarar för att kontinuerligt hålla sin del av medlemsregistret aktuell.</text:span><text:span text:style-name="T11"/></text:p>
      <text:p text:style-name="P10"/>
      <text:p text:style-name="Standard"><text:span text:style-name="T11">Branschföreningen </text:span><text:bookmark-start text:name="_Hlk32140504"/><text:span text:style-name="T11">ska erlägga årsavgift enligt den ordning riksförbundet beslutar.</text:span><text:span text:style-name="T11"/></text:p>
      <text:p text:style-name="P13"><text:bookmark-end text:name="_Hlk32140504"/><text:s/><text:span text:style-name="T11"/></text:p>
      <text:p text:style-name="Standard"><text:span text:style-name="T11">Branschföreningen ska även i övrigt följa de föreskrifter som riksförbundets styrelse beslutar om.</text:span><text:span text:style-name="T11"/></text:p>
      <text:p text:style-name="P10"/>
      <text:p text:style-name="Standard"><text:span text:style-name="T11">Ledamot i riksförbundets styrelse, eller annan person som riksförbundet särskilt utsett, har närvaro- och yttranderätt vid föreningens styrelsemöten, årsmöte och andra medlemsmöten.</text:span><text:span text:style-name="T11"/></text:p>
      <text:p text:style-name="P12"><text:tab/><text:span text:style-name="T11"/></text:p>
      <text:p text:style-name="P12"/>
      <text:h text:style-name="Heading_20_1" text:outline-level="1"><text:bookmark-start text:name="_Hlk30138454"/><text:span text:style-name="T5">§ 6 Branschföreningens organ</text:span><text:span text:style-name="T11"/></text:h>
      <text:p text:style-name="P10"/>
      <text:p text:style-name="Text_20_body"><text:span text:style-name="T12">Branschföreningens högsta beslutande organ är årsmötet. Övriga organ är styrelse, revisorer och valberedning.</text:span><text:span text:style-name="T11"/></text:p>
      <text:p text:style-name="P19"/>
      <text:p text:style-name="Standard"><text:span text:style-name="T12">Styrelsen ansvarar för den löpande verksamheten och förvaltningen, vilken granskas av revisorerna. Valberedningen ska förbereda val av styrelse och revisorer.</text:span><text:span text:style-name="T11"/></text:p>
      <text:p text:style-name="P15"/>
      <text:h text:style-name="Heading_20_1" text:outline-level="1"><text:bookmark-end text:name="_Hlk30138454"/><text:span text:style-name="T5">§ 7 Omröstning </text:span><text:span text:style-name="T11"/></text:h>
      <text:p text:style-name="P10"/>
      <text:h text:style-name="P1" text:outline-level="2"><text:span text:style-name="T6">Moment 1: Beslutsfattande</text:span><text:span text:style-name="T11"/></text:h>
      <text:p text:style-name="Standard"><text:span text:style-name="T11">Beslut inom organisationen fattas genom öppen omröstning med acklamation. Om en röstberättigad begär det genomförs rösträkning genom namnupprop, eller på annat likvärdigt och jämlikt sätt. Röstning genom handuppräckning får ej förekomma.</text:span><text:span text:style-name="T11"/></text:p>
      <text:p text:style-name="P10"/>
      <text:p text:style-name="Standard"><text:span text:style-name="T11">Det förslag har biträtts som fått en majoritet av de avgivna rösterna. Finns det mer än två förslag i sakfrågor ska så kallad kontraproposition användas, det vill säga att två förslag ställs mot varandra i utslagsomröstning. När endast två förslag återstår kan beslut i saken fattas.</text:span><text:span text:style-name="T11"/></text:p>
      <text:p text:style-name="P10"/>
      <text:p text:style-name="Standard"><text:span text:style-name="T11">Endast vid omröstningen närvarande röstberättigade har rösträtt. Röstning kan således inte ske med fullmakt.</text:span><text:span text:style-name="T11"/></text:p>
      <text:p text:style-name="P10"/>
      <text:h text:style-name="P1" text:outline-level="2"><text:bookmark text:name="_Mom_2:_Val"/><text:soft-page-break/><text:span text:style-name="T6">Moment 2: Val av ordförande</text:span><text:span text:style-name="T11"/></text:h>
      <text:p text:style-name="Standard"><text:span text:style-name="T11">För att bli vald till ordförande krävs stöd från en majoritet av de närvarande röstberättigade. Om fler än två kandidater finns hålls först en omröstning mellan samtliga kandidater. Om ingen då uppnår en majoritet av rösterna genomförs ny omröstning mellan de två kandidater som fått flest röster.</text:span><text:span text:style-name="T11"/></text:p>
      <text:p text:style-name="P10"/>
      <text:h text:style-name="P1" text:outline-level="2"><text:bookmark text:name="_Mom_3:_Val_4"/><text:span text:style-name="T6">Moment 3: Val av styrelse och andra grupper</text:span><text:span text:style-name="T11"/></text:h>
      <text:p text:style-name="Standard"><text:span text:style-name="T11">Vid val av styrelse och andra grupper, har de blivit valda som fått flest röster.</text:span><text:span text:style-name="T11"/></text:p>
      <text:p text:style-name="P10"><text:bookmark text:name="_Mom_3:_Val_2"/></text:p>
      <text:h text:style-name="P1" text:outline-level="2"><text:span text:style-name="T6">Moment 4: Lika röstetal</text:span><text:span text:style-name="T11"/></text:h>
      <text:p text:style-name="Standard"><text:span text:style-name="T11">Vid lika röstetal sker avgörande genom ny omröstning mellan de förslag som fått lika antal röster. Frågan avgörs i sista hand genom lottning.</text:span><text:span text:style-name="T11"/></text:p>
      <text:p text:style-name="P10"/>
      <text:p text:style-name="P10">Vid lika röstetal i styrelsen har ordföranden utslagsröst. <text:span text:style-name="T11"/></text:p>
      <text:p text:style-name="P10"/>
      <text:p text:style-name="P10"/>
      <text:h text:style-name="Heading_20_1" text:outline-level="1"><text:bookmark-start text:name="_Hlk32155855"/><text:bookmark text:name="_§_6_Ombud"/><text:span text:style-name="T5">§ 8 Ombud vid SRF:s kongress och </text:span><text:bookmark-start text:name="_Hlk32155922"/><text:bookmark-end text:name="_Hlk32155855"/><text:span text:style-name="T5">organisationsråd </text:span><text:span text:style-name="T11"/></text:h>
      <text:p text:style-name="P10"><text:bookmark-end text:name="_Hlk32155922"/></text:p>
      <text:p text:style-name="Standard"><text:span text:style-name="T11">Branschföreningar har rätt att utse ombud med ersättare till SRF:s kongress och organisationsråd.</text:span><text:span text:style-name="T11"/></text:p>
      <text:p text:style-name="Standard"><text:span text:style-name="T11">Endast synskadade medlemmar och vårdnadshavare till synskadat barn kan utses till ombud vid riksförbundets kongress och organisationsråd. Ombud får ej vara ledamot av riksförbundets styrelse eller anställd inom organisationen.</text:span><text:span text:style-name="T11"/></text:p>
      <text:p text:style-name="P10"/>
      <text:p text:style-name="P16"><text:span text:style-name="T3">§ 9 Årsmöte</text:span><text:span text:style-name="T11"/></text:p>
      <text:p text:style-name="P5"/>
      <text:p text:style-name="P16"><text:span text:style-name="T8">Moment 1: Tidpunkt, rösträtt med mera</text:span><text:span text:style-name="T11"/></text:p>
      <text:p text:style-name="P16"><text:span text:style-name="T9">Årsmötet är Schackförbundets högsta beslutande organ. Ordinarie årsmöte ska hållas senast den 1 maj varje år. Extra årsmöte kan inkallas av styrelsen eller revisorerna. Vid extra årsmöte får endast de frågor behandlas som upptagits i kallelsen. Vid årsmötet äger varje enskild medlem rätt att delta.</text:span><text:span text:style-name="T11"/></text:p>
      <text:p text:style-name="P7"/>
      <text:p text:style-name="P16"><text:span text:style-name="T9">Vid årsmötet äger samtliga närvarande yttrande- och förslagsrätt. Rösträtt äger närvarande synskadade medlemmar </text:span><text:span text:style-name="T10">samt</text:span><text:span text:style-name="T9"> vårdnadshavare till synskadat barn.</text:span><text:span text:style-name="T11"/></text:p>
      <text:p text:style-name="P7"/>
      <text:p text:style-name="P16"><text:span text:style-name="T9">Vid årsmöte ska protokoll föras. Styrelsen utser mötessekreterare.</text:span><text:span text:style-name="T11"/></text:p>
      <text:p text:style-name="P7"/>
      <text:p text:style-name="P3">Moment 2: Kallelse<text:span text:style-name="T11"/></text:p>
      <text:p text:style-name="P5"/>
      <text:p text:style-name="P16"><text:soft-page-break/><text:span text:style-name="T9">Kallelse till såväl ordinarie som extra årsmöte ska skickas till medlemmarna, publiceras på förbundets hemsida på Internet samt meddelas de lokala klubbarna, minst fem veckor före mötets hållande. Övriga handlingar ska vara årsmötesdeltagarna och övriga intresserade medlemmar tillhanda senast en vecka före mötets hållande. Kallelse och övriga handlingar skickas i möjligaste mån via e-post, men ska även kunna erhållas på annat sätt. </text:span><text:span text:style-name="T11"/></text:p>
      <text:p text:style-name="P7"/>
      <text:p text:style-name="P16"><text:span text:style-name="T8">Moment 3: Dagordning</text:span><text:span text:style-name="T11"/></text:p>
      <text:p text:style-name="P7">Ordinarie årsmöte ska behandla följande ärenden:<text:span text:style-name="T11"/></text:p>
      <text:list text:style-name="WW8Num2">
        <text:list-item>
          <text:p text:style-name="P8">Fastställande av röstlängd<text:span text:style-name="T9"/></text:p>
        </text:list-item>
        <text:list-item>
          <text:p text:style-name="P17"><text:span text:style-name="T9">Rapport om styrelsens val av mötessekreterare</text:span><text:span text:style-name="T9"/></text:p>
        </text:list-item>
        <text:list-item>
          <text:p text:style-name="P8">Fastställande av dagordning<text:span text:style-name="T9"/></text:p>
        </text:list-item>
        <text:list-item>
          <text:p text:style-name="P8">Val av mötesordförande, som ej får vara ledamot av Schackförbundets styrelse<text:span text:style-name="T9"/></text:p>
        </text:list-item>
        <text:list-item>
          <text:p text:style-name="P17"><text:span text:style-name="T9">Val av två protokolljusterare och två rösträknare</text:span><text:span text:style-name="T9"/></text:p>
        </text:list-item>
        <text:list-item>
          <text:p text:style-name="P8">Föredragning av verksamhetsberättelse och bokslut för föregående år<text:span text:style-name="T9"/></text:p>
        </text:list-item>
        <text:list-item>
          <text:p text:style-name="P17"><text:span text:style-name="T9">Revisorernas berättelse</text:span><text:span text:style-name="T9"/></text:p>
        </text:list-item>
        <text:list-item>
          <text:p text:style-name="P17"><text:span text:style-name="T9">Fastställelse av verksamhetsberättelse och bokslut för föregående år</text:span><text:span text:style-name="T9"/></text:p>
        </text:list-item>
        <text:list-item>
          <text:p text:style-name="P8">Beslut om disposition av årets resultat och fria medel<text:span text:style-name="T9"/></text:p>
        </text:list-item>
        <text:list-item>
          <text:p text:style-name="P17"><text:span text:style-name="T9">Fråga om ansvarsfrihet för styrelsens ledamöter</text:span><text:span text:style-name="T9"/></text:p>
        </text:list-item>
        <text:list-item>
          <text:p text:style-name="P17"><text:span text:style-name="T9">Medlemsavgift för nästkommande år för direktanslutna medlemmar</text:span><text:span text:style-name="T9"/></text:p>
        </text:list-item>
        <text:list-item>
          <text:p text:style-name="P17"><text:span text:style-name="T9">Årsavgift för nästkommande år för lokala klubbar</text:span><text:span text:style-name="T9"/></text:p>
        </text:list-item>
        <text:list-item>
          <text:p text:style-name="P8">Motioner<text:span text:style-name="T9"/></text:p>
        </text:list-item>
        <text:list-item>
          <text:p text:style-name="P17"><text:span text:style-name="T9">Verksamhetsinriktning och prioriteringar samt budget för innevarande och nästkommande år</text:span><text:span text:style-name="T9"/></text:p>
        </text:list-item>
        <text:list-item>
          <text:p text:style-name="P17"><text:span text:style-name="T9">Val av ordförande för Schackförbundet på ett år</text:span><text:span text:style-name="T9"/></text:p>
        </text:list-item>
        <text:list-item>
          <text:p text:style-name="P17"><text:span text:style-name="T9">Val av styrelseledamöter på två år</text:span><text:span text:style-name="T9"/></text:p>
        </text:list-item>
        <text:list-item>
          <text:p text:style-name="P17"><text:span text:style-name="T9">Val av två ordinarie revisorer samt en ersättare för tiden fram till nästa ordinarie årsmöte</text:span><text:span text:style-name="T9"/></text:p>
        </text:list-item>
        <text:list-item>
          <text:p text:style-name="P8">Val av valberedning<text:span text:style-name="T10"/></text:p>
        </text:list-item>
        <text:list-item>
          <text:p text:style-name="P8">Övriga ärenden som styrelsen eller årsmötet önskar behandla<text:span text:style-name="T9"/></text:p>
        </text:list-item>
      </text:list>
      <text:p text:style-name="P9"/>
      <text:p text:style-name="P16"><text:span text:style-name="T8">Moment 4: Val av styrelse</text:span><text:span text:style-name="T9"/></text:p>
      <text:p text:style-name="P16"><text:span text:style-name="T9">En målsättning är att styrelsen ska bestå av sju ledamöter, där ordföranden väljs på ett år och de övriga ledamöterna väljs på två år, tre vardera året. Om årsmötet finner så lämpligt kan justering göras i antal styrelseledamöter, och fyllnadsval kan ske.</text:span><text:span text:style-name="T9"/></text:p>
      <text:p text:style-name="P7"/>
      <text:p text:style-name="P16"><text:span text:style-name="T8">Moment 5: Motionsrätt</text:span><text:span text:style-name="T9"/></text:p>
      <text:p text:style-name="P16"><text:span text:style-name="T9">Enskild medlem och ansluten klubb äger rätt att inlämna motioner till årsmötet. Motion ska vara styrelsen tillhanda senast den 15 januari.</text:span><text:span text:style-name="T9"/></text:p>
      <text:p text:style-name="P7"/>
      <text:p text:style-name="P16"><text:span text:style-name="T3">§ 10 Styrelse</text:span><text:span text:style-name="T9"/></text:p>
      <text:p text:style-name="P5"><text:soft-page-break/></text:p>
      <text:p text:style-name="P16"><text:span text:style-name="T8">Moment 1: Sammansättning</text:span><text:span text:style-name="T9"/></text:p>
      <text:p text:style-name="P16"><text:span text:style-name="T9">Styrelsen består av ordföranden plus ytterligare minst tre ledamöter. Medlem i Schackförbundet är valbar till styrelseledamot. Ordföranden ska vara synskadad medlem.</text:span><text:span text:style-name="T9"/></text:p>
      <text:p text:style-name="P7"/>
      <text:p text:style-name="P16"><text:span text:style-name="T8">Moment 2: Uppgift</text:span><text:span text:style-name="T9"/></text:p>
      <text:p text:style-name="P16"><text:span text:style-name="T9">Styrelsen ska med utgångspunkt från dessa stadgar och av årsmötet fattade beslut leda Schackförbundets verksamhet.</text:span><text:span text:style-name="T9"/></text:p>
      <text:p text:style-name="P7"/>
      <text:p text:style-name="P16"><text:span text:style-name="T9">Vid styrelsens sammanträden ska protokoll föras. Styrelsen är beslutsför då en majoritet av ledamöterna är närvarande. Beslut fattas med enkel majoritet och vid lika röstetal har ordföranden utslagsröst.</text:span><text:span text:style-name="T9"/></text:p>
      <text:p text:style-name="P7"/>
      <text:p text:style-name="P16"><text:span text:style-name="T8">Moment 3: Firmateckning</text:span><text:span text:style-name="T9"/></text:p>
      <text:p text:style-name="P16"><text:span text:style-name="T9">Förbundets firma är Sveriges Synskadades Schackförbund med organisationsnummer 802014-5184 och tecknas av den eller dem som styrelsen utsett.</text:span><text:span text:style-name="T9"/></text:p>
      <text:p text:style-name="P7"/>
      <text:p text:style-name="P7"/>
      <text:p text:style-name="P16"><text:span text:style-name="T3">§ 11 Revision</text:span><text:span text:style-name="T9"/></text:p>
      <text:p text:style-name="P5"/>
      <text:p text:style-name="P16"><text:span text:style-name="T9">Revisorerna ska granska Schackförbundets räkenskaper och att styrelsen inte brutit mot stadgarna eller av årsmötet fattade beslut. För fullgörandet av sin granskning äger revisorerna tillgång till protokoll, verifikat och övriga relevanta handlingar.</text:span><text:span text:style-name="T9"/></text:p>
      <text:p text:style-name="P7"/>
      <text:p text:style-name="P16"><text:span text:style-name="T9">Revisorerna ska till årsmötet avge en skriftlig berättelse över sin granskning. Revisionsberättelsen ska innehålla bestämt till- eller avstyrkande om fastställandet av årsredovisningen samt frågan om ansvarsfrihet för styrelsens ledamöter.</text:span><text:span text:style-name="T9"/></text:p>
      <text:p text:style-name="P7"/>
      <text:p text:style-name="P16"><text:span text:style-name="T3">§ 12 Valberedning</text:span><text:span text:style-name="T9"/></text:p>
      <text:p text:style-name="P5"/>
      <text:p text:style-name="P16"><text:span text:style-name="T9">Valberedningen ska inför årsmötet tillkännage vilka kandidater som finns till förfogande och vilka valberedningen förordar.</text:span><text:span text:style-name="T9"/></text:p>
      <text:p text:style-name="P10"/>
      <text:h text:style-name="Heading_20_1" text:outline-level="1"><text:bookmark-start text:name="_Hlk32155969"/><text:span text:style-name="T5">§ 13 Åtgärder vid oegentligheter eller misskötsel</text:span><text:span text:style-name="T9"/></text:h>
      <text:p text:style-name="P14"><text:bookmark-end text:name="_Hlk32155969"/><text:s/><text:span text:style-name="T9"/></text:p>
      <text:p text:style-name="Standard"><text:soft-page-break/><text:span text:style-name="T9">Riksförbundet ska omedelbart informeras, om kännedom eller misstanke föreligger om oegentligheter eller misskötsel inom distrikt, lokalförening eller branschförening. Riksförbundet ska vidta lämpliga åtgärder.</text:span><text:span text:style-name="T9"/></text:p>
      <text:p text:style-name="P6"/>
      <text:p text:style-name="Standard"><text:span text:style-name="T9">Riksförbundet har rätt att ta del av samtliga handlingar och genomföra revision. Efter beslut i förbundsstyrelsen kan riksförbundet överta förvaltningen.</text:span><text:span text:style-name="T9"/></text:p>
      <text:p text:style-name="P6"/>
      <text:p text:style-name="Standard"><text:span text:style-name="T9">Vid begäran från branschföreningen kan riksförbundets styrelse under en begränsad tid om högst ett år tillsätta en interimsstyrelse som då övertar ansvaret för verksamheten och förvaltningen av föreningens tillgångar. Detta har som syfte att återbilda, omvandla eller avveckla föreningen. Vid avveckling ska Synskadades Riksförbund bereda medlemmarna i branschföreningen möjlighet att utöva liknande verksamhet inom SRF-organisationen.</text:span><text:span text:style-name="T9"/></text:p>
      <text:p text:style-name="P6"/>
      <text:h text:style-name="Heading_20_1" text:outline-level="1"><text:bookmark-start text:name="_Hlk32156024"/><text:bookmark text:name="_§_8_Stadgeändring"/><text:span text:style-name="T5">§ 14 Stadgeändring</text:span><text:span text:style-name="T9"/></text:h>
      <text:p text:style-name="P10"><text:bookmark-end text:name="_Hlk32156024"/></text:p>
      <text:p text:style-name="Standard"><text:span text:style-name="T11">Beslut om ändring av dessa stadgar är giltigt om förslaget biträtts av minst två tredjedelar av de röstande vid branschföreningens årsmöte.</text:span><text:span text:style-name="T9"/></text:p>
      <text:p text:style-name="P10"/>
      <text:p text:style-name="Standard"><text:span text:style-name="T11">De paragrafer som fastställts av kongressen (§§ 2, 3 moment 1-7, 5, 6, 7, 8, 13 och 14 i dessa stadgar), kan ändras endast av kongressen. Kongressens ändringar i de obligatoriska paragraferna gäller automatiskt för branschföreningens stadgar efter kongressens beslut och ska rapporteras till branschföreningens årsmöte.</text:span><text:span text:style-name="T9"/></text:p>
      <text:p text:style-name="P10"/>
      <text:p text:style-name="Standard"><text:span text:style-name="T11">Riksförbundets styrelse kan om särskilda skäl föreligger bevilja tidsbegränsad dispens från de obligatoriska paragraferna på förslag från branschföreningen.</text:span><text:span text:style-name="T9"/></text:p>
      <text:p text:style-name="P10"/>
      <text:p text:style-name="Standard"><text:span text:style-name="T11">Vid oenighet om hur stadgarna ska tolkas gäller riksförbundsstyrelsens tolkning.</text:span><text:span text:style-name="T9"/></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Fet" svg:font-family="'Arial Fet'" style:font-family-generic="swiss"/>
    <style:font-face style:name="Arial1" svg:font-family="Arial" style:font-family-generic="swiss" style:font-pitch="variable"/>
    <style:font-face style:name="Arial2" svg:font-family="Arial" style:font-family-generic="system" style:font-pitch="variable"/>
    <style:font-face style:name="Calibri Light" svg:font-family="'Calibri Light'"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sv" fo:country="S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1" style:font-family-complex="Arial"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weight="bold" style:font-size-asian="16pt" style:font-weight-asian="bold" style:font-name-complex="Arial1" style:font-family-complex="Arial" style:font-family-generic-complex="swiss" style:font-pitch-complex="variable" style:font-size-complex="10pt"/>
    </style:style>
    <style:style style:name="Heading_20_3" style:display-name="Heading 3" style:family="paragraph" style:parent-style-name="Standard" style:next-style-name="Standard" style:default-outline-level="3" style:class="text">
      <style:paragraph-properties fo:keep-with-next="always"/>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0pt"/>
    </style:style>
    <style:style style:name="Rubrik1" style:family="paragraph" style:parent-style-name="Standard" style:next-style-name="Text_20_body">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style:style>
    <style:style style:name="Bildtext"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Förteckning" style:family="paragraph" style:parent-style-name="Standard">
      <style:paragraph-properties text:number-lines="false" text:line-number="0"/>
      <style:text-properties style:font-name-complex="Arial1" style:font-family-complex="Arial" style:font-family-generic-complex="swiss" style:font-pitch-complex="variable"/>
    </style:style>
    <style:style style:name="Oformaterad_20_text1" style:display-name="Oformaterad text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WW8Num2z0" style:family="text">
      <style:text-properties style:font-name="Arial1" fo:font-family="Arial" style:font-family-generic="swiss" style:font-pitch="variable" fo:font-size="14pt" style:font-size-asian="14pt" style:font-name-complex="Arial1" style:font-family-complex="Arial" style:font-family-generic-complex="swiss" style:font-pitch-complex="variable"/>
    </style:style>
    <style:style style:name="WW8Num3z0" style:family="text"/>
    <style:style style:name="WW8Num3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Standardstycketeckensnitt" style:family="text"/>
    <style:style style:name="WW8Num1z0" style:family="text">
      <style:text-properties style:font-name="Arial1" fo:font-family="Arial"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rdstycketeckensnitt1" style:family="text"/>
    <style:style style:name="Rubrik_20_2_20_Char" style:display-name="Rubrik 2 Char" style:family="text">
      <style:text-properties style:font-name="Arial1" fo:font-family="Arial" style:font-family-generic="swiss" style:font-pitch="variable" fo:font-size="16pt" fo:language="sv" fo:country="SE" fo:font-weight="bold" style:font-size-asian="16pt" style:font-weight-asian="bold" style:font-name-complex="Arial1" style:font-family-complex="Arial" style:font-family-generic-complex="swiss" style:font-pitch-complex="variable" style:language-complex="ar" style:country-complex="SA"/>
    </style:style>
    <style:style style:name="Rubrik_20_3_20_Char" style:display-name="Rubrik 3 Char" style:family="text">
      <style:text-properties style:font-name="Arial1" fo:font-family="Arial" style:font-family-generic="swiss" style:font-pitch="variable" fo:font-size="14pt" fo:language="sv" fo:country="SE" fo:font-weight="bold" style:font-size-asian="14pt" style:font-weight-asian="bold" style:font-name-complex="Arial1" style:font-family-complex="Arial" style:font-family-generic-complex="swiss" style:font-pitch-complex="variable" style:language-complex="ar" style:country-complex="SA"/>
    </style:style>
    <style:style style:name="Sidhuvud_20_Char" style:display-name="Sidhuvud Char" style:family="text">
      <style:text-properties fo:font-size="12pt" fo:language="none" fo:country="none" style:font-size-asian="12pt" style:font-size-complex="12pt"/>
    </style:style>
    <style:style style:name="Sidfot_20_Char" style:display-name="Sidfot Char" style:family="text">
      <style:text-properties fo:font-size="12pt" fo:language="none" fo:country="none" style:font-size-asian="12pt" style:font-size-complex="12pt"/>
    </style:style>
    <style:style style:name="Rubrik_20_1_20_Char" style:display-name="Rubrik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3z1" loext:num-list-format="%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a" style:num-letter-sync="true" text:start-value="1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46in" fo:margin-bottom="0.7874in" fo:margin-left="0.7992in" fo:margin-right="0.7992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veriges Synskadades Schackförbund</dc:title>
    <dc:subject/>
    <meta:keyword/>
    <meta:initial-creator>Håkan Thomsson</meta:initial-creator>
    <meta:creation-date>2023-03-26T18:46:00</meta:creation-date>
    <dc:creator>Håkan Thomsson</dc:creator>
    <dc:date>2023-03-27T08:52:00</dc:date>
    <meta:editing-cycles>3</meta:editing-cycles>
    <meta:editing-duration>PT2M</meta:editing-duration>
    <meta:document-statistic meta:table-count="0" meta:image-count="0" meta:object-count="0" meta:page-count="9" meta:paragraph-count="140" meta:word-count="1996" meta:character-count="14435" meta:non-whitespace-character-count="12586"/>
    <meta:generator>LibreOffice/7.5.1.1$Windows_X86_64 LibreOffice_project/bd819218336a5be54a11b986ea4dd2db2efb120e</meta:generator>
  </office:meta>
</office:document-meta>
</file>